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5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6" style:family="paragraph" style:parent-style-name="Standard" style:list-style-name="L1">
      <style:text-properties officeooo:rsid="00024a10" officeooo:paragraph-rsid="0000c8f9"/>
    </style:style>
    <style:style style:name="P7" style:family="paragraph" style:parent-style-name="Standard" style:list-style-name="L1">
      <style:text-properties officeooo:rsid="000321d1" officeooo:paragraph-rsid="000321d1"/>
    </style:style>
    <style:style style:name="P8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9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10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11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9">Exercícios: Coloque um sumário aqui, depois adicione para o controle de versão, comite a versão e suba para a nuvem.</text:p>
      <text:p text:style-name="P8">Introdução <text:span text:style-name="T5">ao GIT</text:span></text:p>
      <text:p text:style-name="P3"/>
      <text:list xml:id="list512230095" text:style-name="L1">
        <text:list-header>
          <text:p text:style-name="P10">Exercício de Fixação</text:p>
          <text:p text:style-name="P7"/>
        </text:list-header>
        <text:list-item>
          <text:p text:style-name="P6">O que é um sistema de controle de versão?</text:p>
          <text:p text:style-name="P11">__________________________________________________________________________</text:p>
          <text:p text:style-name="P11">__________________________________________________________________________</text:p>
          <text:p text:style-name="P5">__________________________________________________________________________</text:p>
        </text:list-item>
        <text:list-item>
          <text:p text:style-name="P6">O que é GIT?</text:p>
          <text:p text:style-name="P11">__________________________________________________________________________</text:p>
          <text:p text:style-name="P11">__________________________________________________________________________</text:p>
          <text:p text:style-name="P5">__________________________________________________________________________</text:p>
        </text:list-item>
        <text:list-item>
          <text:p text:style-name="P6">O que é GITHUB?</text:p>
          <text:p text:style-name="P11">__________________________________________________________________________</text:p>
          <text:p text:style-name="P11">__________________________________________________________________________</text:p>
          <text:p text:style-name="P5">__________________________________________________________________________</text:p>
        </text:list-item>
        <text:list-item>
          <text:p text:style-name="P6">O que é <text:span text:style-name="T1">merge</text:span>?</text:p>
          <text:p text:style-name="P11">__________________________________________________________________________</text:p>
          <text:p text:style-name="P11">__________________________________________________________________________</text:p>
          <text:p text:style-name="P5">__________________________________________________________________________</text:p>
        </text:list-item>
        <text:list-item>
          <text:p text:style-name="P6">O que é <text:span text:style-name="T2">branch</text:span>?</text:p>
          <text:p text:style-name="P11">__________________________________________________________________________</text:p>
          <text:p text:style-name="P11">__________________________________________________________________________</text:p>
          <text:p text:style-name="P5">__________________________________________________________________________</text:p>
        </text:list-item>
        <text:list-item>
          <text:p text:style-name="P6"><text:span text:style-name="T3">Qual a diferença de Master Branch e Feature Branch</text:span>?</text:p>
          <text:p text:style-name="P11">__________________________________________________________________________</text:p>
          <text:p text:style-name="P11">__________________________________________________________________________</text:p>
          <text:p text:style-name="P5">__________________________________________________________________________</text:p>
        </text:list-item>
        <text:list-item>
          <text:p text:style-name="P6"><text:span text:style-name="T3">Qua</text:span><text:span text:style-name="T4">is os principais comandos do GIT?</text:span></text:p>
          <text:p text:style-name="P11">__________________________________________________________________________</text:p>
          <text:p text:style-name="P11">__________________________________________________________________________</text:p>
          <text:p text:style-name="P4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2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6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1T18:15:07.017000000</dc:date>
    <meta:editing-duration>PT47M5S</meta:editing-duration>
    <meta:editing-cycles>3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38" meta:word-count="119" meta:character-count="2068" meta:non-whitespace-character-count="1993"/>
  </office:meta>
</office:document-meta>
</file>